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/>
    <style:font-face style:name="Century Schoolbook L1" svg:font-family="'Century Schoolbook L'" style:font-family-generic="roman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4.7486in" fo:margin-left="0.2979in" table:align="left"/>
    </style:style>
    <style:style style:name="Table1.A" style:family="table-column">
      <style:table-column-properties style:column-width="0.8771in"/>
    </style:style>
    <style:style style:name="Table1.B" style:family="table-column">
      <style:table-column-properties style:column-width="0.7028in"/>
    </style:style>
    <style:style style:name="Table1.C" style:family="table-column">
      <style:table-column-properties style:column-width="3.16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Schoolbook L" fo:font-weight="bold" officeooo:rsid="0005259c" officeooo:paragraph-rsid="0005259c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Century Schoolbook L" fo:font-size="10pt" fo:font-weight="normal" officeooo:rsid="0005259c" officeooo:paragraph-rsid="0005259c" style:font-size-asian="8.75pt" style:font-weight-asian="normal" style:font-size-complex="10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05259c" officeooo:paragraph-rsid="0005259c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05c6ae" officeooo:paragraph-rsid="0005c6ae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entury Schoolbook L" fo:font-size="10pt" fo:font-weight="normal" officeooo:rsid="0005c6ae" officeooo:paragraph-rsid="000c0ad7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entury Schoolbook L" fo:font-size="12pt" fo:font-weight="normal" officeooo:rsid="0005259c" officeooo:paragraph-rsid="0005259c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entury Schoolbook L" fo:font-size="12pt" fo:font-weight="normal" officeooo:rsid="0005c6ae" officeooo:paragraph-rsid="0005c6ae" style:font-size-asian="10.5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Century Schoolbook L1" fo:font-size="10pt" fo:font-weight="normal" officeooo:rsid="00183500" officeooo:paragraph-rsid="0005c6ae" style:font-name-asian="Century Schoolbook L1" style:font-size-asian="8.75pt" style:font-weight-asian="normal" style:font-name-complex="Century Schoolbook L1" style:font-size-complex="10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text-align="start" style:justify-single-word="false" fo:text-indent="0in" style:auto-text-indent="false" style:page-number="auto" fo:background-color="transparent"/>
      <style:text-properties style:font-name="Century Schoolbook L" fo:font-size="10pt" fo:font-weight="normal" officeooo:rsid="001b3995" officeooo:paragraph-rsid="0005c6ae" style:font-size-asian="8.75pt" style:font-weight-asian="normal" style:font-size-complex="10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entury Schoolbook L1" fo:font-size="10pt" fo:font-weight="normal" officeooo:rsid="00183500" officeooo:paragraph-rsid="00079e1a" style:font-name-asian="Century Schoolbook L1" style:font-size-asian="8.75pt" style:font-weight-asian="normal" style:font-name-complex="Century Schoolbook L1" style:font-size-complex="10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entury Schoolbook L1" fo:font-size="10pt" fo:font-weight="normal" officeooo:rsid="00183500" officeooo:paragraph-rsid="0008a3aa" style:font-name-asian="Century Schoolbook L1" style:font-size-asian="8.75pt" style:font-weight-asian="normal" style:font-name-complex="Century Schoolbook L1" style:font-size-complex="10pt" style:font-weight-complex="normal"/>
    </style:style>
    <style:style style:name="P1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entury Schoolbook L1" fo:font-size="10pt" fo:font-weight="normal" officeooo:rsid="00183500" officeooo:paragraph-rsid="000c0ad7" style:font-name-asian="Century Schoolbook L1" style:font-size-asian="8.75pt" style:font-weight-asian="normal" style:font-name-complex="Century Schoolbook L1" style:font-size-complex="10pt" style:font-weight-complex="normal"/>
    </style:style>
    <style:style style:name="P1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entury Schoolbook L1" fo:font-size="10pt" fo:font-weight="normal" officeooo:rsid="00183500" officeooo:paragraph-rsid="000d1c86" style:font-name-asian="Century Schoolbook L1" style:font-size-asian="8.75pt" style:font-weight-asian="normal" style:font-name-complex="Century Schoolbook L1" style:font-size-complex="10pt" style:font-weight-complex="normal"/>
    </style:style>
    <style:style style:name="P1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font-name="Century Schoolbook L1" fo:font-size="10pt" fo:font-weight="normal" officeooo:rsid="000d1c86" officeooo:paragraph-rsid="000d1c86" style:font-name-asian="Century Schoolbook L1" style:font-size-asian="8.75pt" style:font-weight-asian="normal" style:font-name-complex="Century Schoolbook L1" style:font-size-complex="10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entury Schoolbook L" fo:font-size="10pt" officeooo:rsid="001cd9f0" officeooo:paragraph-rsid="0005c6ae" style:font-size-asian="8.75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Century Schoolbook L" fo:font-size="10pt" officeooo:rsid="001f0626" officeooo:paragraph-rsid="0005c6ae" style:font-size-asian="8.75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Century Schoolbook L" fo:font-size="10pt" officeooo:paragraph-rsid="0005c6ae" style:font-size-asian="8.75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text-position="0% 100%" style:font-name="Century Schoolbook L" fo:font-size="10pt" officeooo:rsid="001d7cfc" officeooo:paragraph-rsid="0005c6ae" style:font-size-asian="8.75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Century Schoolbook L1" fo:font-size="10pt" officeooo:rsid="001f0626" officeooo:paragraph-rsid="0005c6ae" style:font-size-asian="8.75pt" style:font-size-complex="10pt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Century Schoolbook L1" fo:font-size="10pt" fo:font-weight="normal" officeooo:rsid="00079e1a" officeooo:paragraph-rsid="00079e1a" style:font-name-asian="Century Schoolbook L1" style:font-size-asian="8.75pt" style:font-weight-asian="normal" style:font-name-complex="Century Schoolbook L1" style:font-size-complex="10pt" style:font-weight-complex="normal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08a3aa" officeooo:paragraph-rsid="0008a3aa" style:font-name-asian="Century Schoolbook L1" style:font-size-asian="8.75pt" style:font-weight-asian="normal" style:font-name-complex="Century Schoolbook L1" style:font-size-complex="10pt" style:font-weight-complex="normal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0c0ad7" officeooo:paragraph-rsid="000c0ad7" style:font-name-asian="Century Schoolbook L1" style:font-size-asian="8.75pt" style:font-weight-asian="normal" style:font-name-complex="Century Schoolbook L1" style:font-size-complex="10pt" style:font-weight-complex="normal"/>
    </style:style>
    <style:style style:name="P2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0d1c86" officeooo:paragraph-rsid="000d1c86" style:font-name-asian="Century Schoolbook L1" style:font-size-asian="8.75pt" style:font-weight-asian="normal" style:font-name-complex="Century Schoolbook L1" style:font-size-complex="10pt" style:font-weight-complex="normal"/>
    </style:style>
    <style:style style:name="P24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201dc" officeooo:paragraph-rsid="000d1c86" style:font-name-asian="Century Schoolbook L1" style:font-size-asian="8.75pt" style:font-weight-asian="normal" style:font-name-complex="Century Schoolbook L1" style:font-size-complex="10pt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201dc" officeooo:paragraph-rsid="00157899" style:font-name-asian="Century Schoolbook L1" style:font-size-asian="8.75pt" style:font-weight-asian="normal" style:font-name-complex="Century Schoolbook L1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201dc" officeooo:paragraph-rsid="00157899" style:font-name-asian="Century Schoolbook L1" style:font-size-asian="10pt" style:font-weight-asian="normal" style:font-name-complex="Century Schoolbook L1" style:font-size-complex="10pt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2pt" fo:font-weight="normal" officeooo:rsid="000d1c86" officeooo:paragraph-rsid="000d1c86" style:font-name-asian="Century Schoolbook L1" style:font-size-asian="10.5pt" style:font-weight-asian="normal" style:font-name-complex="Century Schoolbook L1" style:font-size-complex="12pt" style:font-weight-complex="normal"/>
    </style:style>
    <style:style style:name="P28" style:family="paragraph" style:parent-style-name="Standard">
      <style:text-properties officeooo:paragraph-rsid="00157899"/>
    </style:style>
    <style:style style:name="P29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text-indent="0in" style:auto-text-indent="false" style:page-number="auto" fo:background-color="transparent"/>
      <style:text-properties style:text-position="0% 100%" style:font-name="Century Schoolbook L" fo:font-size="10pt" fo:font-weight="normal" officeooo:rsid="001201dc" officeooo:paragraph-rsid="00157899" style:font-name-asian="Century Schoolbook L1" style:font-size-asian="8.75pt" style:font-weight-asian="normal" style:font-name-complex="Century Schoolbook L1" style:font-size-complex="10pt" style:font-weight-complex="normal"/>
    </style:style>
    <style:style style:name="P30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201dc" officeooo:paragraph-rsid="00157899" style:font-name-asian="Century Schoolbook L1" style:font-size-asian="8.75pt" style:font-weight-asian="normal" style:font-name-complex="Century Schoolbook L1" style:font-size-complex="10pt" style:font-weight-complex="normal"/>
    </style:style>
    <style:style style:name="P31" style:family="paragraph" style:parent-style-name="Standard">
      <loext:graphic-properties draw:fill="none"/>
      <style:paragraph-properties fo:margin-left="0.1252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05c224" officeooo:paragraph-rsid="00157899" style:font-name-asian="Century Schoolbook L1" style:font-size-asian="8.75pt" style:font-weight-asian="normal" style:font-name-complex="Century Schoolbook L1" style:font-size-complex="10pt" style:font-weight-complex="normal"/>
    </style:style>
    <style:style style:name="P3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style:text-position="0% 100%" style:font-name="Century Schoolbook L" fo:font-size="10pt" fo:font-weight="normal" officeooo:rsid="00157899" officeooo:paragraph-rsid="00157899" style:font-name-asian="Century Schoolbook L1" style:font-size-asian="8.75pt" style:font-weight-asian="normal" style:font-name-complex="Century Schoolbook L1" style:font-size-complex="10pt" style:font-weight-complex="normal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officeooo:rsid="00005731"/>
    </style:style>
    <style:style style:name="T3" style:family="text">
      <style:text-properties style:font-name="Century Schoolbook L" officeooo:rsid="0005c6ae"/>
    </style:style>
    <style:style style:name="T4" style:family="text">
      <style:text-properties style:font-name="Century Schoolbook L" officeooo:rsid="000c0ad7"/>
    </style:style>
    <style:style style:name="T5" style:family="text">
      <style:text-properties style:font-name="Century Schoolbook L" fo:font-size="10pt" style:font-size-asian="10pt" style:font-size-complex="10pt"/>
    </style:style>
    <style:style style:name="T6" style:family="text">
      <style:text-properties style:text-position="sub 58%"/>
    </style:style>
    <style:style style:name="T7" style:family="text">
      <style:text-properties style:text-position="sub 58%" style:font-name="Century Schoolbook L"/>
    </style:style>
    <style:style style:name="T8" style:family="text">
      <style:text-properties style:text-position="sub 58%" style:font-name="Century Schoolbook L" officeooo:rsid="0003dcf4"/>
    </style:style>
    <style:style style:name="T9" style:family="text">
      <style:text-properties style:text-position="sub 58%" officeooo:rsid="001f0626"/>
    </style:style>
    <style:style style:name="T10" style:family="text">
      <style:text-properties style:text-position="sub 58%" officeooo:rsid="00079e1a"/>
    </style:style>
    <style:style style:name="T11" style:family="text">
      <style:text-properties style:text-position="sub 58%" style:font-name="Noto Mono" officeooo:rsid="000c0ad7"/>
    </style:style>
    <style:style style:name="T12" style:family="text">
      <style:text-properties style:text-position="sub 58%" officeooo:rsid="00157899"/>
    </style:style>
    <style:style style:name="T13" style:family="text">
      <style:text-properties style:text-position="0% 100%"/>
    </style:style>
    <style:style style:name="T14" style:family="text">
      <style:text-properties style:text-position="0% 100%" style:font-name="Century Schoolbook L"/>
    </style:style>
    <style:style style:name="T15" style:family="text">
      <style:text-properties style:text-position="0% 100%" style:font-name="Century Schoolbook L" officeooo:rsid="0003dcf4"/>
    </style:style>
    <style:style style:name="T16" style:family="text">
      <style:text-properties style:text-position="0% 100%" style:font-name="Century Schoolbook L" officeooo:rsid="0008a3aa"/>
    </style:style>
    <style:style style:name="T17" style:family="text">
      <style:text-properties style:text-position="0% 100%" style:font-name="Century Schoolbook L" officeooo:rsid="00005731"/>
    </style:style>
    <style:style style:name="T18" style:family="text">
      <style:text-properties style:text-position="0% 100%" style:font-name="Century Schoolbook L" officeooo:rsid="0009d8a3"/>
    </style:style>
    <style:style style:name="T19" style:family="text">
      <style:text-properties style:text-position="0% 100%" style:font-name="Century Schoolbook L" officeooo:rsid="000b016c"/>
    </style:style>
    <style:style style:name="T20" style:family="text">
      <style:text-properties style:text-position="0% 100%" style:font-name="Century Schoolbook L" officeooo:rsid="000c0ad7"/>
    </style:style>
    <style:style style:name="T21" style:family="text">
      <style:text-properties style:text-position="0% 100%" style:font-name="Century Schoolbook L" officeooo:rsid="000d1c86"/>
    </style:style>
    <style:style style:name="T22" style:family="text">
      <style:text-properties style:text-position="0% 100%" style:font-name="Century Schoolbook L" officeooo:rsid="000ef989"/>
    </style:style>
    <style:style style:name="T23" style:family="text">
      <style:text-properties style:text-position="0% 100%" style:font-name="Century Schoolbook L" officeooo:rsid="0010c823"/>
    </style:style>
    <style:style style:name="T24" style:family="text">
      <style:text-properties style:text-position="0% 100%" style:font-name="Century Schoolbook L" officeooo:rsid="001201dc"/>
    </style:style>
    <style:style style:name="T25" style:family="text">
      <style:text-properties style:text-position="0% 100%" officeooo:rsid="001d7cfc"/>
    </style:style>
    <style:style style:name="T26" style:family="text">
      <style:text-properties style:text-position="0% 100%" style:font-name="Century Schoolbook L1"/>
    </style:style>
    <style:style style:name="T27" style:family="text">
      <style:text-properties style:text-position="0% 100%" style:font-name="Century Schoolbook L1" officeooo:rsid="001f0626"/>
    </style:style>
    <style:style style:name="T28" style:family="text">
      <style:text-properties style:text-position="0% 100%" style:font-name="Century Schoolbook L1" officeooo:rsid="00079e1a"/>
    </style:style>
    <style:style style:name="T29" style:family="text">
      <style:text-properties style:text-position="0% 100%" style:font-name="Century Schoolbook L1" officeooo:rsid="0008a3aa"/>
    </style:style>
    <style:style style:name="T30" style:family="text">
      <style:text-properties style:text-position="0% 100%" style:font-name="Century Schoolbook L1" officeooo:rsid="000d1c86"/>
    </style:style>
    <style:style style:name="T31" style:family="text">
      <style:text-properties style:text-position="0% 100%" style:font-name="Liberation Mono" officeooo:rsid="001f0626"/>
    </style:style>
    <style:style style:name="T32" style:family="text">
      <style:text-properties style:text-position="0% 100%" officeooo:rsid="00079e1a"/>
    </style:style>
    <style:style style:name="T33" style:family="text">
      <style:text-properties style:text-position="0% 100%" officeooo:rsid="0003dcf4"/>
    </style:style>
    <style:style style:name="T34" style:family="text">
      <style:text-properties style:text-position="0% 100%" style:font-name="Noto Mono" officeooo:rsid="000b016c"/>
    </style:style>
    <style:style style:name="T35" style:family="text">
      <style:text-properties style:text-position="0% 100%" style:font-name="Noto Mono" officeooo:rsid="000c0ad7"/>
    </style:style>
    <style:style style:name="T36" style:family="text">
      <style:text-properties style:text-position="0% 100%" officeooo:rsid="000c3c5c"/>
    </style:style>
    <style:style style:name="T37" style:family="text">
      <style:text-properties style:font-name="Century Schoolbook L1" style:font-name-asian="Century Schoolbook L1" style:font-name-complex="Century Schoolbook L1"/>
    </style:style>
    <style:style style:name="T38" style:family="text">
      <style:text-properties style:font-name="Century Schoolbook L1" officeooo:rsid="001cd9f0" style:font-name-asian="Century Schoolbook L1" style:font-name-complex="Century Schoolbook L1"/>
    </style:style>
    <style:style style:name="T39" style:family="text">
      <style:text-properties style:font-name="Century Schoolbook L1" officeooo:rsid="001f0626"/>
    </style:style>
    <style:style style:name="T40" style:family="text">
      <style:text-properties officeooo:rsid="001f0626"/>
    </style:style>
    <style:style style:name="T41" style:family="text">
      <style:text-properties style:font-name="Liberation Mono"/>
    </style:style>
    <style:style style:name="T42" style:family="text">
      <style:text-properties style:font-name="Liberation Mono" officeooo:rsid="001f0626"/>
    </style:style>
    <style:style style:name="T43" style:family="text">
      <style:text-properties style:text-position="super 58%" style:font-name="Century Schoolbook L1"/>
    </style:style>
    <style:style style:name="T44" style:family="text">
      <style:text-properties officeooo:rsid="00079e1a"/>
    </style:style>
    <style:style style:name="T45" style:family="text">
      <style:text-properties style:font-name="Noto Mono" officeooo:rsid="000c0ad7"/>
    </style:style>
    <style:style style:name="T46" style:family="text">
      <style:text-properties officeooo:rsid="00157899"/>
    </style:style>
    <style:style style:name="T47" style:family="text">
      <style:text-properties officeooo:rsid="000c3c5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croismo Circolare – Denaturazione BLG (EXP – 08)</text:p>
      <text:p text:style-name="P2">Video 01</text:p>
      <text:p text:style-name="P6">Spiegazione Teorica:</text:p>
      <text:p text:style-name="P3"/>
      <text:p text:style-name="P3">- Obbiettivo: <text:span text:style-name="T2">Studio della Denaturazione della Betalattoglobulina (BLG) ottenuta tramite Cloruro di Guadininio (GuHCl) in soluzione acquosa (Tampone Fosfato);</text:span></text:p>
      <text:p text:style-name="P3"><text:span text:style-name="T2">- </text:span><text:span text:style-name="T1">Per questo esperimento si osserverà il processo di Denaturazione tramite il fenomeno di Dicroismo Circolare. Quello che si andrà ad anallizzare è la variazione dell’ Elletticità a diverse concentrazioni di denaturante;</text:span></text:p>
      <text:p text:style-name="P3">- L’obbiettivo finale è quello di andare a confrontare il risultato ottenuto per l’energia libera di Ghibs con il valore ottenuto durante l’esperimento di Fluorescenza sempre sulla denaturazione della BLG.</text:p>
      <text:p text:style-name="P3"/>
      <text:p text:style-name="P3">- Il Dicroismo Circolare fa uso di luce polarizzata circolarmente destra ( che chiameremo l.p.c.DX) e luce polarizzata circolarmente sinistra (l.p.c.SX) in maniera alternata;</text:p>
      <text:p text:style-name="P3"><text:span text:style-name="T1">- In sostanza l’esperimento consiste nell’andare a studiare la differenza di Assorbanza della soluzione, </text:span><text:span text:style-name="T3">la quale verrà ec</text:span><text:span text:style-name="T36"> <text:s/></text:span><text:span text:style-name="T36"><draw:frame draw:style-name="fr2" draw:name="Object2" text:anchor-type="as-char" svg:y="-0.1752in" svg:width="1.1283in" svg:height="0.235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">citata con Luce Polarizzata a differenti lunghezze d’onda;</text:span></text:p>
      <text:p text:style-name="P4">- In particolare, in questo caso si andrà a utilizzare radiazioni di eccitazione ricadenti nel range del FarUV (190 – 260 nm);</text:p>
      <text:p text:style-name="P5"><text:span text:style-name="T1">- Quello che poi si ottiene tramite il software del computer dall’Assorbanza è l’Elletticità Molare </text:span><text:span text:style-name="T4">(</text:span><text:span text:style-name="T45">ϑ</text:span><text:span text:style-name="T4">)</text:span><text:span text:style-name="T1">, la quale però andrà divisa per la concentrazione di BLG per ottenere l’Elletticità Molare Residua </text:span><text:span text:style-name="T4">(</text:span><text:span text:style-name="T45">ϑ</text:span><text:span text:style-name="T11">R</text:span><text:span text:style-name="T4">)</text:span><text:span text:style-name="T1">;</text:span></text:p>
      <text:p text:style-name="P4"/>
      <text:p text:style-name="P7">Svolgimento Effettivo:</text:p>
      <text:p text:style-name="P4"/>
      <text:p text:style-name="P4"><text:span text:style-name="T1">- Operativamente, come primo passo, va calcolata la Concentrazione dello Stock iniziale ( C</text:span><text:span text:style-name="T7">i</text:span><text:span text:style-name="T14"> v C</text:span><text:span text:style-name="T7">STOCK</text:span><text:span text:style-name="T14"> ) di proteina BLG;</text:span></text:p>
      <text:p text:style-name="P4"><text:span text:style-name="T14">- Per ricavarla si utillizzerà la formula di conservazione della massa e la legge che lega l’Assorbanza alla Concentrazione, avendo </text:span><text:span text:style-name="T31">ε</text:span><text:span text:style-name="T27"> = </text:span><text:span text:style-name="T26">17600 M</text:span><text:span text:style-name="T43">-1</text:span><text:span text:style-name="T26">cm</text:span><text:span text:style-name="T43">-1</text:span><text:span text:style-name="T26"> ;</text:span></text:p>
      <text:p text:style-name="P9"><text:span text:style-name="T37">- </text:span><text:span text:style-name="T38">Formule: 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C<text:span text:style-name="T6">i</text:span><text:span text:style-name="T13">V</text:span><text:span text:style-name="T6">i</text:span><text:span text:style-name="T13"> = C</text:span><text:span text:style-name="T6">f</text:span><text:span text:style-name="T13">V</text:span><text:span text:style-name="T6">f</text:span><text:span text:style-name="T13"> </text:span></text:p>
          </table:table-cell>
          <table:table-cell table:style-name="Table1.A1" office:value-type="string">
            <text:p text:style-name="P15">Dove:</text:p>
          </table:table-cell>
          <table:table-cell table:style-name="Table1.C1" office:value-type="string">
            <text:p text:style-name="P15">- C<text:span text:style-name="T6">i</text:span><text:span text:style-name="T13"> = concentrazione dello Stock</text:span></text:p>
            <text:p text:style-name="P15"><text:span text:style-name="T13">- V</text:span><text:span text:style-name="T6">i</text:span><text:span text:style-name="T13"> = volume dello Stock</text:span></text:p>
            <text:p text:style-name="P15"><text:span text:style-name="T13">- C</text:span><text:span text:style-name="T6">f</text:span><text:span text:style-name="T13"> = </text:span><text:span text:style-name="T25">concentrazione della soluzione diluita</text:span></text:p>
            <text:p text:style-name="P18">- V<text:span text:style-name="T9">f</text:span><text:span text:style-name="T40"> = concentrazione della soluzione diluita</text:span></text:p>
          </table:table-cell>
        </table:table-row>
        <table:table-row>
          <table:table-cell table:style-name="Table1.A2" office:value-type="string">
            <text:p text:style-name="P16">A = <text:span text:style-name="T41">ε</text:span>Cl</text:p>
          </table:table-cell>
          <table:table-cell table:style-name="Table1.A2" office:value-type="string">
            <text:p text:style-name="P16">Dove:</text:p>
          </table:table-cell>
          <table:table-cell table:style-name="Table1.C2" office:value-type="string">
            <text:p text:style-name="P17">- <text:span text:style-name="T40">A = assorbanza</text:span></text:p>
            <text:p text:style-name="P17">- <text:span text:style-name="T42">ε</text:span><text:span text:style-name="T39"> = coefficente di estensione molare</text:span></text:p>
            <text:p text:style-name="P19">- C = concentrazione</text:p>
            <text:p text:style-name="P19">- l = lunghezza cammino ottico</text:p>
          </table:table-cell>
        </table:table-row>
      </table:table>
      <text:p text:style-name="P8">- <text:span text:style-name="T44">Ottenuta così la concentrazione iniziale dello Stock bisogna andare a preparare diversi campioni a identica Concentrazione di BLG (C</text:span><text:span text:style-name="T10">BLG</text:span><text:span text:style-name="T32"> = 3 </text:span><text:span text:style-name="T28">μ</text:span><text:span text:style-name="T32">M), ma con diversa Concentrazione di Denaurante (C</text:span><text:span text:style-name="T10">GuHCl</text:span><text:span text:style-name="T32">);</text:span></text:p>
      <text:p text:style-name="P10"><text:span text:style-name="T32">- Otteniamo così diversi campioni a partire dal campione di Proteina Nativa (C</text:span><text:span text:style-name="T10">guHCl</text:span><text:span text:style-name="T32"> = 0 M) fino a una Concentrazione di denaturante pari a 5 M;</text:span></text:p>
      <text:p text:style-name="P20">- Creare poi allora una Tabella Teorica con le varie Concentrazioni e Volumi per ogni campione, sia di BLG che di GuHCl che di Tampone Fosfato;</text:p>
      <text:p text:style-name="P11"><text:span text:style-name="T32">- La concentrazione di proteina come il suo volume devono rimanere fissi e bisogna anche inserire la Massa di GuHCl tenendo conto della sua densità pari a </text:span><text:span text:style-name="T15"><text:s/></text:span><text:span text:style-name="T33">d</text:span><text:span text:style-name="T8">GuHCl</text:span><text:span text:style-name="T15"> = 1.187 g/l;</text:span></text:p>
      <text:p text:style-name="P11"><text:span text:style-name="T15">- </text:span><text:span text:style-name="T16">Per i calcoli usare sempre la legge di conservazione della Massa e tener conto che la Concentrazione di Stock del Cloruro di <text:s/></text:span><text:span text:style-name="T17">Guadininio </text:span><text:span text:style-name="T16">e pari a 8 M;</text:span></text:p>
      <text:p text:style-name="P11"><text:span text:style-name="T16">- Il Volume finale di ogni campione deve essere di circa 2000 </text:span><text:span text:style-name="T29">μ</text:span><text:span text:style-name="T16">l;</text:span></text:p>
      <text:p text:style-name="P21">- ATT!! Anche in questo caso, come per l’esperimento di Fluorescenza, la cuvetta da utilizzare per i diversi campioni deve essere quella di Quarzo, così da non tagliare la radiazione Ultravioletta.</text:p>
      <text:p text:style-name="P21"/>
      <text:p text:style-name="P11"><text:span text:style-name="T16">- </text:span><text:span text:style-name="T18">Per la misura bisogna analizzare ogni campione a diverse lunghezza d’onda di eccitazione </text:span><text:span text:style-name="T19">(</text:span><text:span text:style-name="T34">λ</text:span><text:span text:style-name="T19">)</text:span><text:span text:style-name="T18">;</text:span></text:p>
      <text:p text:style-name="P12"><text:span text:style-name="T18">- </text:span><text:span text:style-name="T19">L’Elletticità Molare Residua </text:span><text:span text:style-name="T20">(</text:span><text:span text:style-name="T35">ϑ</text:span><text:span text:style-name="T11">R</text:span><text:span text:style-name="T20">) è legata infatti alla differenza di Assorbanza </text:span><text:span text:style-name="T30">Δ</text:span><text:span text:style-name="T21">A</text:span><text:span text:style-name="T20"> tra la l.p.c.DX e la l.p.c.SX;</text:span></text:p>
      <text:p text:style-name="P22">- Quello che si ottiene sono delle curve specifiche soggette a parecchio rumore;</text:p>
      <text:p text:style-name="P22"><text:soft-page-break/>- ATT!! I valori che si ottengono possono essere anche Negativi. Difatti il valore negativo è dovuto dal fatto che una delle due luci polarizzate circolarmente venga assorbita maggiormente rispetto all’altra;</text:p>
      <text:p text:style-name="P12"><text:span text:style-name="T20">- La curva di Denaturazione, all’inizio, ha una struttura ben definita, la quale è legata alle strutture interne della proteina (ovvero le </text:span><text:span text:style-name="T35">α</text:span><text:span text:style-name="T20">-eliche o i </text:span><text:span text:style-name="T35">β</text:span><text:span text:style-name="T20">-sheet), poi, pianpiano, la proteina tende ad aprirsi ed ad appiattirsi;</text:span></text:p>
      <text:p text:style-name="P12"><text:span text:style-name="T20">- Difatti vi è una perdita della struttura ordinata e compatta e scindendosi sempre di più, </text:span><text:span text:style-name="T21">la proteina tenderà ad assorbire la l.p.c.DX e la l.p.c.SX in maniera circa euguale;</text:span></text:p>
      <text:p text:style-name="P13"><text:span text:style-name="T21">- In questo modo, siccome </text:span><text:span text:style-name="T35">ϑ</text:span><text:span text:style-name="T20"> </text:span><text:span text:style-name="T21">è legata direttamente alla differena </text:span><text:span text:style-name="T30">Δ</text:span><text:span text:style-name="T21">A, la curva tenderà ad azzerarsi assieme ad essa;</text:span></text:p>
      <text:p text:style-name="P23">- Si otterranno così curve sempre più piatte e tendenti allo zero, in quanto la proteina sarà sempre più denaturata e quindi “piatta”.</text:p>
      <text:p text:style-name="P23"/>
      <text:p text:style-name="P27">Parte di Analisi Dati:</text:p>
      <text:p text:style-name="P23"/>
      <text:p text:style-name="P14"><text:span text:style-name="T14">- </text:span><text:span text:style-name="T22">Ogni curva va quindi divisa per la Concentrazione propria di proteina così da ottenere la elletticità Residua;</text:span></text:p>
      <text:p text:style-name="P14"><text:span text:style-name="T22">- Anche perché </text:span><text:span text:style-name="T23">si commettono sempre degli errori sui volumi inseriti in ogni campione. In questo modo le concentrazioni effettive saranno leggermente diverse l’una dall’altra;</text:span></text:p>
      <text:p text:style-name="P14"><text:span text:style-name="T23">- </text:span><text:span text:style-name="T24">Dividendo così ogni curva per la sua Concentrazione si va a correggere questi errori sperimentali;</text:span></text:p>
      <text:p text:style-name="P24">- Tuttavia nel Dicroismo Circolare basta un minimo errore sulla concentrazione per andare a sfalzare i dati finali;</text:p>
      <text:p text:style-name="P25">- <text:span text:style-name="T46">A quel punto si deve sceglere una lunghezza d’onda di riferimento (es. 224nm) o un range di lunghezze, e riportare in un grafico la Elletticità Molare Residua [</text:span><text:span text:style-name="T45">ϑ</text:span><text:span text:style-name="T11">R</text:span><text:span text:style-name="T46">]</text:span><text:span text:style-name="T12">224nm</text:span><text:span text:style-name="T46"> calcolata per quella lunghezza d’onda in funzione della concentrazione di Denaturante C</text:span><text:span text:style-name="T12">GuHCl </text:span><text:span text:style-name="T46"><text:s/>;</text:span></text:p>
      <text:p text:style-name="P25">- <text:span text:style-name="T46">La curva ottenuta è una Sigmoide e bisogna eseguire un fit come per l’esperimento sullo studio del processo di denaturazione tramite fluorescenza;</text:span></text:p>
      <text:p text:style-name="P28"><text:span text:style-name="T5">- Funzione di Fit: </text:span><text:span text:style-name="T5"><draw:frame draw:style-name="fr1" draw:name="1" text:anchor-type="as-char" svg:width="1.5075in" svg:height="0.468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26">dove M = m/RT;</text:p>
      <text:p text:style-name="P25"><text:span text:style-name="T46">- Dall’interpolazione vanno poi ricavati due parametri:</text:span></text:p>
      <text:p text:style-name="P29">- <text:span text:style-name="T46">m = parametro di cooperatività;</text:span></text:p>
      <text:p text:style-name="P30">- <text:span text:style-name="T46">C</text:span><text:span text:style-name="T12">mid</text:span><text:span text:style-name="T46"> = Concentrazione di MidPoint;</text:span></text:p>
      <text:p text:style-name="P25">- <text:span text:style-name="T46">In fine bisogna calcolare l’Energia libera di Ghibs di Denaturazione del processo, considerando come se il processo stesso stesse avvenendo in acqua;</text:span></text:p>
      <text:p text:style-name="P31"><text:span text:style-name="T47"><text:s text:c="2"/></text:span><text:span text:style-name="T47"><draw:frame draw:style-name="fr2" draw:name="Object1" text:anchor-type="as-char" svg:y="-0.1752in" svg:width="1.1283in" svg:height="0.23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32">- Per concludere bisognerà confrontare i due risultati ottenuti nei due esperimenti riguardanti il processo di Denaturazione della Betalattoglobulina.</text:p>
      <text:p text:style-name="P25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/>
    <style:font-face style:name="Century Schoolbook L1" svg:font-family="'Century Schoolbook L'" style:font-family-generic="roman"/>
    <style:font-face style:name="Liberation Mono" svg:font-family="'Liberation Mono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2:03:00.987538477</meta:creation-date>
    <dc:date>2020-05-28T10:53:44.532548846</dc:date>
    <meta:editing-duration>PT2H57M16S</meta:editing-duration>
    <meta:editing-cycles>5</meta:editing-cycles>
    <meta:generator>LibreOffice/5.1.6.2$Linux_X86_64 LibreOffice_project/10m0$Build-2</meta:generator>
    <meta:document-statistic meta:table-count="1" meta:image-count="0" meta:object-count="3" meta:page-count="2" meta:paragraph-count="56" meta:word-count="886" meta:character-count="5558" meta:non-whitespace-character-count="4715"/>
  </office:meta>
</office:document-meta>
</file>

<file path=Object 1/content.xml><?xml version="1.0" encoding="utf-8"?>
<math xmlns="http://www.w3.org/1998/Math/MathML" display="block">
  <semantics>
    <mrow>
      <mi>y</mi>
      <mo stretchy="false">=</mo>
      <mfrac>
        <mrow>
          <mrow>
            <msub>
              <mi>y</mi>
              <mi>N</mi>
            </msub>
            <mo stretchy="false">+</mo>
            <msub>
              <mi>y</mi>
              <mi>D</mi>
            </msub>
          </mrow>
          <mi>⋅</mi>
          <msup>
            <mi>e</mi>
            <mrow>
              <mi>−</mi>
              <mi>M</mi>
              <mi>⋅</mi>
              <mrow>
                <mo fence="true" stretchy="true">(</mo>
                <mrow>
                  <mrow>
                    <mi>C</mi>
                    <mi>−</mi>
                    <mi>x</mi>
                  </mrow>
                </mrow>
                <mo fence="true" stretchy="true">)</mo>
              </mrow>
            </mrow>
          </msup>
        </mrow>
        <mrow>
          <mn>1</mn>
          <mo stretchy="false">+</mo>
          <msup>
            <mi>e</mi>
            <mrow>
              <mi>−</mi>
              <mi>M</mi>
              <mi>⋅</mi>
              <mrow>
                <mo fence="true" stretchy="true">(</mo>
                <mrow>
                  <mrow>
                    <mi>C</mi>
                    <mi>−</mi>
                    <mi>x</mi>
                  </mrow>
                </mrow>
                <mo fence="true" stretchy="true">)</mo>
              </mrow>
            </mrow>
          </msup>
        </mrow>
      </mfrac>
    </mrow>
    <annotation encoding="StarMath 5.0">y = {{y} rsub {N} + {y} rsub {D} ⋅ {e} ^ {− M ⋅ left (C − x right )}} over {1 + {e} ^ {− M ⋅ left (C − x right )}}</annotation>
  </semantics>
</math>
</file>

<file path=Object 2/content.xml><?xml version="1.0" encoding="utf-8"?>
<math xmlns="http://www.w3.org/1998/Math/MathML" display="block">
  <semantics>
    <mrow>
      <mi mathvariant="normal">Δ</mi>
      <mrow>
        <msubsup>
          <mi>G</mi>
          <mi>D</mi>
          <mrow>
            <msub>
              <mi>H</mi>
              <mn>2</mn>
            </msub>
            <mi>O</mi>
          </mrow>
        </msubsup>
        <mo stretchy="false">=</mo>
        <mrow>
          <mi>m</mi>
          <mo stretchy="false">⋅</mo>
          <msub>
            <mi>C</mi>
            <mi mathvariant="italic">mid</mi>
          </msub>
        </mrow>
      </mrow>
    </mrow>
    <annotation encoding="StarMath 5.0">%DELTA G_{D}^{ H_{2}O}   = m cdot C_{mid}  </annotation>
  </semantics>
</math>
</file>

<file path=Object 3/content.xml><?xml version="1.0" encoding="utf-8"?>
<math xmlns="http://www.w3.org/1998/Math/MathML" display="block">
  <semantics>
    <mrow>
      <mi mathvariant="normal">Δ</mi>
      <mrow>
        <msubsup>
          <mi>G</mi>
          <mi>D</mi>
          <mrow>
            <msub>
              <mi>H</mi>
              <mn>2</mn>
            </msub>
            <mi>O</mi>
          </mrow>
        </msubsup>
        <mo stretchy="false">=</mo>
        <mrow>
          <mi>m</mi>
          <mo stretchy="false">⋅</mo>
          <msub>
            <mi>C</mi>
            <mi mathvariant="italic">mid</mi>
          </msub>
        </mrow>
      </mrow>
    </mrow>
    <annotation encoding="StarMath 5.0">%DELTA G_{D}^{ H_{2}O}   = m cdot C_{mid}  </annotation>
  </semantics>
</math>
</file>